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st Popular Research Datasets</text:h>
      <text:p text:style-name="Text_20_body">The next 10 machine learning problems are the most popular on the <text:a xlink:type="simple" xlink:href="http://archive.ics.uci.edu/ml/" text:style-name="Internet_20_link" text:visited-style-name="Visited_20_Internet_20_Link">University California at Irvine Machine Learning Repository</text:a> website that traditionally hosts machine learning datasets used by the machine learning research community.</text:p>
      <text:list xml:id="list630694540" text:style-name="L1">
        <text:list-item>
          <text:p text:style-name="P2"><text:a xlink:type="simple" xlink:href="http://archive.ics.uci.edu/ml/datasets/Iris" text:style-name="Internet_20_link" text:visited-style-name="Visited_20_Internet_20_Link">Iris dataset</text:a>. Given flower measurements in centimeters predict the species of iris. </text:p>
        </text:list-item>
        <text:list-item>
          <text:p text:style-name="P2"><text:a xlink:type="simple" xlink:href="http://archive.ics.uci.edu/ml/datasets/Adult" text:style-name="Internet_20_link" text:visited-style-name="Visited_20_Internet_20_Link">Adult dataset</text:a>. Given census data predict with an individual will earn more than $50,000 a year. </text:p>
        </text:list-item>
        <text:list-item>
          <text:p text:style-name="P2"><text:a xlink:type="simple" xlink:href="http://archive.ics.uci.edu/ml/datasets/Wine" text:style-name="Internet_20_link" text:visited-style-name="Visited_20_Internet_20_Link">Wine dataset</text:a>. Given a chemical analysis of wines predict the origin of the wind. </text:p>
        </text:list-item>
        <text:list-item>
          <text:p text:style-name="P2"><text:a xlink:type="simple" xlink:href="http://archive.ics.uci.edu/ml/datasets/Car+Evaluation" text:style-name="Internet_20_link" text:visited-style-name="Visited_20_Internet_20_Link">Car evaluation dataset</text:a>. Given details about cars predict the the estimated safety of the car. </text:p>
        </text:list-item>
        <text:list-item>
          <text:p text:style-name="P2"><text:a xlink:type="simple" xlink:href="http://archive.ics.uci.edu/ml/datasets/Breast+Cancer+Wisconsin+%28Diagnostic%29" text:style-name="Internet_20_link" text:visited-style-name="Visited_20_Internet_20_Link">Breast Cancer Wisconsin dataset</text:a>. Given the results of a diagnostic test on breast tissue, predict whether the mass is a tumor or not. </text:p>
        </text:list-item>
        <text:list-item>
          <text:p text:style-name="P2"><text:a xlink:type="simple" xlink:href="http://archive.ics.uci.edu/ml/datasets/Abalone" text:style-name="Internet_20_link" text:visited-style-name="Visited_20_Internet_20_Link">Abalone dataset</text:a>. Given the measurements of abalone predict the age of the abalone. </text:p>
        </text:list-item>
        <text:list-item>
          <text:p text:style-name="P2"><text:a xlink:type="simple" xlink:href="http://archive.ics.uci.edu/ml/datasets/Wine+Quality" text:style-name="Internet_20_link" text:visited-style-name="Visited_20_Internet_20_Link">Wine Quality dataset</text:a>. Given various measurements of wine predict the quality of the wine. </text:p>
        </text:list-item>
        <text:list-item>
          <text:p text:style-name="P2"><text:a xlink:type="simple" xlink:href="http://archive.ics.uci.edu/ml/datasets/Heart+Disease" text:style-name="Internet_20_link" text:visited-style-name="Visited_20_Internet_20_Link">Heart Disease dataset</text:a>. Given the results of various diagnostic tests on a patient predict the amount of heart disease in the patient. </text:p>
        </text:list-item>
        <text:list-item>
          <text:p text:style-name="P2"><text:a xlink:type="simple" xlink:href="http://archive.ics.uci.edu/ml/datasets/Poker+Hand" text:style-name="Internet_20_link" text:visited-style-name="Visited_20_Internet_20_Link">Poker Hand dataset</text:a>. Given a database of poker hands predict the quality of the hand. </text:p>
        </text:list-item>
        <text:list-item>
          <text:p text:style-name="P2"><text:a xlink:type="simple" xlink:href="http://archive.ics.uci.edu/ml/datasets/Human+Activity+Recognition+Using+Smartphones" text:style-name="Internet_20_link" text:visited-style-name="Visited_20_Internet_20_Link">Human activity recognition using smart phones dataset</text:a>. From smart phone movement data predict the type of activity performed by the person holding the smart phone. </text:p>
        </text:list-item>
        <text:list-item>
          <text:p text:style-name="P2"><text:a xlink:type="simple" xlink:href="http://archive.ics.uci.edu/ml/datasets/Forest+Fires" text:style-name="Internet_20_link" text:visited-style-name="Visited_20_Internet_20_Link">Forest fires dataset</text:a>. Given meteorological and other factors predict the burned area of forest fires. </text:p>
        </text:list-item>
        <text:list-item>
          <text:p text:style-name="P1"><text:a xlink:type="simple" xlink:href="http://archive.ics.uci.edu/ml/datasets/Internet+Advertisements" text:style-name="Internet_20_link" text:visited-style-name="Visited_20_Internet_20_Link">Internet Advertisements dataset</text:a>. Given the details of images on web pages predict whether an image is an advertisement or not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37:19.287981496</meta:creation-date>
    <dc:date>2019-01-09T12:37:35.985050973</dc:date>
    <meta:editing-duration>PT17S</meta:editing-duration>
    <meta:editing-cycles>1</meta:editing-cycles>
    <meta:document-statistic meta:table-count="0" meta:image-count="0" meta:object-count="0" meta:page-count="1" meta:paragraph-count="14" meta:word-count="253" meta:character-count="1549" meta:non-whitespace-character-count="1310"/>
    <meta:generator>LibreOffice/6.0.7.3$Linux_X86_64 LibreOffice_project/00m0$Build-3</meta:generator>
  </office:meta>
</office:document-meta>
</file>